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TÉCNICO</text:h>
          </table:table-cell>
          <table:table-cell table:style-name="TableCell11">
            <text:p text:style-name="P12">AT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19-11-01T11:59:00Z</meta:creation-date>
    <dc:date>2019-11-01T11:59:00Z</dc:date>
    <meta:print-date>2001-11-21T09:27:00Z</meta:print-date>
    <meta:template xlink:href="Normal.dotm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5" meta:character-count="36" meta:row-count="1" meta:non-whitespace-character-count="32"/>
  </office:meta>
</office:document-meta>
</file>